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00d15a" officeooo:paragraph-rsid="0000d15a"/>
    </style:style>
    <style:style style:name="P2" style:family="paragraph" style:parent-style-name="Standard">
      <style:paragraph-properties fo:line-height="100%"/>
      <style:text-properties officeooo:rsid="000401f5" officeooo:paragraph-rsid="000401f5"/>
    </style:style>
    <style:style style:name="P3" style:family="paragraph" style:parent-style-name="Standard">
      <style:paragraph-properties fo:line-height="100%"/>
      <style:text-properties officeooo:rsid="000401f5" officeooo:paragraph-rsid="00090030"/>
    </style:style>
    <style:style style:name="P4" style:family="paragraph" style:parent-style-name="Standard">
      <style:paragraph-properties fo:line-height="100%"/>
      <style:text-properties officeooo:rsid="000637e2" officeooo:paragraph-rsid="000637e2"/>
    </style:style>
    <style:style style:name="P5" style:family="paragraph" style:parent-style-name="Standard">
      <style:paragraph-properties fo:line-height="100%"/>
      <style:text-properties officeooo:rsid="0006e15a" officeooo:paragraph-rsid="0006e15a"/>
    </style:style>
    <style:style style:name="P6" style:family="paragraph" style:parent-style-name="Text_20_body">
      <style:paragraph-properties fo:line-height="100%"/>
      <style:text-properties officeooo:rsid="00030aad" officeooo:paragraph-rsid="00030aad"/>
    </style:style>
    <style:style style:name="P7" style:family="paragraph" style:parent-style-name="Standard" style:list-style-name="L2">
      <style:paragraph-properties fo:line-height="100%"/>
      <style:text-properties officeooo:rsid="0006e15a" officeooo:paragraph-rsid="0006e15a"/>
    </style:style>
    <style:style style:name="P8" style:family="paragraph" style:parent-style-name="Standard" style:list-style-name="L2">
      <style:paragraph-properties fo:line-height="100%"/>
      <style:text-properties officeooo:rsid="000700bb" officeooo:paragraph-rsid="000700bb"/>
    </style:style>
    <style:style style:name="P9" style:family="paragraph" style:parent-style-name="Standard" style:list-style-name="L2">
      <style:paragraph-properties fo:line-height="100%"/>
      <style:text-properties officeooo:rsid="000c2af5" officeooo:paragraph-rsid="000700bb"/>
    </style:style>
    <style:style style:name="P10" style:family="paragraph" style:parent-style-name="Standard" style:list-style-name="L2">
      <style:paragraph-properties fo:line-height="100%"/>
      <style:text-properties officeooo:rsid="000c2af5" officeooo:paragraph-rsid="001432c2"/>
    </style:style>
    <style:style style:name="P11" style:family="paragraph" style:parent-style-name="Standard" style:list-style-name="L2">
      <style:paragraph-properties fo:line-height="100%"/>
      <style:text-properties officeooo:rsid="000e403c" officeooo:paragraph-rsid="000fc0d2"/>
    </style:style>
    <style:style style:name="P12" style:family="paragraph" style:parent-style-name="Standard" style:list-style-name="L2">
      <style:paragraph-properties fo:line-height="100%"/>
      <style:text-properties officeooo:rsid="000dfc47" officeooo:paragraph-rsid="000fc0d2"/>
    </style:style>
    <style:style style:name="P13" style:family="paragraph" style:parent-style-name="Standard" style:list-style-name="L2">
      <style:paragraph-properties fo:line-height="100%"/>
      <style:text-properties officeooo:rsid="000dfc47" officeooo:paragraph-rsid="000dfc47"/>
    </style:style>
    <style:style style:name="P14" style:family="paragraph" style:parent-style-name="Standard" style:list-style-name="L2">
      <style:paragraph-properties fo:line-height="100%"/>
      <style:text-properties officeooo:rsid="000aed1c" officeooo:paragraph-rsid="000aed1c"/>
    </style:style>
    <style:style style:name="P15" style:family="paragraph" style:parent-style-name="Standard" style:list-style-name="L1">
      <style:paragraph-properties fo:margin-top="0.101cm" fo:margin-bottom="0.101cm" loext:contextual-spacing="false" fo:line-height="100%"/>
      <style:text-properties officeooo:rsid="00090030" officeooo:paragraph-rsid="00090030"/>
    </style:style>
    <style:style style:name="P16" style:family="paragraph" style:parent-style-name="Standard" style:list-style-name="L1">
      <style:paragraph-properties fo:margin-top="0.101cm" fo:margin-bottom="0.101cm" loext:contextual-spacing="false" fo:line-height="100%"/>
      <style:text-properties officeooo:rsid="000401f5" officeooo:paragraph-rsid="000401f5"/>
    </style:style>
    <style:style style:name="P17" style:family="paragraph" style:parent-style-name="Standard" style:list-style-name="L1">
      <style:paragraph-properties fo:margin-top="0.101cm" fo:margin-bottom="0.101cm" loext:contextual-spacing="false" fo:line-height="100%"/>
      <style:text-properties officeooo:rsid="000637e2" officeooo:paragraph-rsid="000637e2"/>
    </style:style>
    <style:style style:name="P18" style:family="paragraph" style:parent-style-name="Text_20_body" style:list-style-name="L1">
      <style:paragraph-properties fo:margin-top="0.101cm" fo:margin-bottom="0.101cm" loext:contextual-spacing="false" fo:line-height="100%"/>
      <style:text-properties officeooo:rsid="00030aad" officeooo:paragraph-rsid="00030aad"/>
    </style:style>
    <style:style style:name="P19" style:family="paragraph" style:parent-style-name="Text_20_body" style:list-style-name="L1">
      <style:paragraph-properties fo:margin-top="0.101cm" fo:margin-bottom="0.101cm" loext:contextual-spacing="false" fo:line-height="100%"/>
      <style:text-properties officeooo:paragraph-rsid="000b6021"/>
    </style:style>
    <style:style style:name="P20" style:family="paragraph" style:parent-style-name="Text_20_body" style:list-style-name="L1">
      <style:paragraph-properties fo:margin-top="0.101cm" fo:margin-bottom="0.101cm" loext:contextual-spacing="false" fo:line-height="100%"/>
      <style:text-properties officeooo:rsid="00033c05" officeooo:paragraph-rsid="00033c05"/>
    </style:style>
    <style:style style:name="P21" style:family="paragraph" style:parent-style-name="Text_20_body" style:list-style-name="L1">
      <style:paragraph-properties fo:margin-top="0.101cm" fo:margin-bottom="0.101cm" loext:contextual-spacing="false" fo:line-height="100%"/>
      <style:text-properties officeooo:rsid="000520d4" officeooo:paragraph-rsid="000679a2"/>
    </style:style>
    <style:style style:name="P22" style:family="paragraph" style:parent-style-name="Text_20_body" style:list-style-name="L1">
      <style:paragraph-properties fo:margin-top="0.101cm" fo:margin-bottom="0.101cm" loext:contextual-spacing="false" fo:line-height="100%"/>
      <style:text-properties officeooo:rsid="00111076" officeooo:paragraph-rsid="00111076"/>
    </style:style>
    <style:style style:name="T1" style:family="text">
      <style:text-properties officeooo:rsid="0004f255"/>
    </style:style>
    <style:style style:name="T2" style:family="text">
      <style:text-properties officeooo:rsid="000679a2"/>
    </style:style>
    <style:style style:name="T3" style:family="text">
      <style:text-properties officeooo:rsid="00052d8b"/>
    </style:style>
    <style:style style:name="T4" style:family="text">
      <style:text-properties officeooo:rsid="000b602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b6021" style:font-weight-asian="normal" style:font-weight-complex="normal"/>
    </style:style>
    <style:style style:name="T7" style:family="text">
      <style:text-properties officeooo:rsid="00097822"/>
    </style:style>
    <style:style style:name="T8" style:family="text">
      <style:text-properties officeooo:rsid="00128bf1"/>
    </style:style>
    <style:style style:name="T9" style:family="text">
      <style:text-properties officeooo:rsid="001453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ech <text:span text:style-name="T3">Stack</text:span>:</text:p>
      <text:list xml:id="list487881914" text:style-name="L1">
        <text:list-item>
          <text:p text:style-name="P18">Frontend:</text:p>
          <text:list>
            <text:list-item>
              <text:p text:style-name="P18">Framework: Angular</text:p>
            </text:list-item>
            <text:list-item>
              <text:p text:style-name="P19"><text:span text:style-name="T4">Style Library: Bootstrap (?) wi</text:span><text:span text:style-name="T6">th </text:span><text:span text:style-name="Strong_20_Emphasis"><text:span text:style-name="T5">CSS Grid Layout</text:span></text:span><text:span text:style-name="T5"> </text:span></text:p>
            </text:list-item>
          </text:list>
        </text:list-item>
        <text:list-item>
          <text:p text:style-name="P20">Ser<text:span text:style-name="T1">v</text:span>er</text:p>
          <text:list>
            <text:list-item>
              <text:p text:style-name="P21">C#, .NET <text:span text:style-name="T2">Core </text:span>and ASP.NET <text:span text:style-name="T2">Core 3</text:span></text:p>
            </text:list-item>
            <text:list-item>
              <text:p text:style-name="P22">Dapper.<text:span text:style-name="T9">NET</text:span></text:p>
            </text:list-item>
          </text:list>
        </text:list-item>
        <text:list-item>
          <text:p text:style-name="P20">Database</text:p>
          <text:list>
            <text:list-item>
              <text:p text:style-name="P15">PostgreSQL</text:p>
            </text:list-item>
          </text:list>
        </text:list-item>
        <text:list-item>
          <text:p text:style-name="P16">Application Host</text:p>
          <text:list>
            <text:list-item>
              <text:p text:style-name="P16">Azure</text:p>
            </text:list-item>
          </text:list>
        </text:list-item>
        <text:list-item>
          <text:p text:style-name="P16">Database Host</text:p>
        </text:list-item>
        <text:list-item>
          <text:p text:style-name="P17">Analytics</text:p>
        </text:list-item>
        <text:list-item>
          <text:p text:style-name="P17">Log<text:span text:style-name="T7">ging</text:span></text:p>
        </text:list-item>
      </text:list>
      <text:p text:style-name="P4"/>
      <text:p text:style-name="P4"/>
      <text:p text:style-name="P2"/>
      <text:p text:style-name="P5">Application Pages</text:p>
      <text:list xml:id="list120862724" text:style-name="L2">
        <text:list-item>
          <text:p text:style-name="P7">Profile</text:p>
        </text:list-item>
        <text:list-item>
          <text:p text:style-name="P8">Settings</text:p>
        </text:list-item>
        <text:list-item>
          <text:p text:style-name="P9">Feed</text:p>
        </text:list-item>
        <text:list-item>
          <text:p text:style-name="P11">Bookmarks</text:p>
        </text:list-item>
        <text:list-item>
          <text:p text:style-name="P12">Notifications</text:p>
        </text:list-item>
        <text:list-item>
          <text:p text:style-name="P13">Messages</text:p>
        </text:list-item>
        <text:list-item>
          <text:p text:style-name="P10">Explore</text:p>
        </text:list-item>
        <text:list-item>
          <text:p text:style-name="P14">Public Index (Login)</text:p>
        </text:list-item>
      </text:list>
      <text:p text:style-name="P3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19-11-24T23:35:55.614000000</dc:date>
    <meta:editing-duration>PT9H39M54S</meta:editing-duration>
    <meta:editing-cycles>21</meta:editing-cycles>
    <meta:document-statistic meta:table-count="0" meta:image-count="0" meta:object-count="0" meta:page-count="1" meta:paragraph-count="23" meta:word-count="64" meta:character-count="326" meta:non-whitespace-character-count="305"/>
  </office:meta>
</office:document-meta>
</file>